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27, 1892</text:p>
      <text:p text:style-name="P5">Month<text:tab/><text:tab/><text:tab/><text:tab/><text:tab/><text:tab/>Jul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July 27, 1892./</text:p>
      <text:p text:style-name="P2">Hon. Joseph Blumenthal,/</text:p>
      <text:p text:style-name="P2"><text:tab/>My dear Sir:/</text:p>
      <text:p text:style-name="P2"><text:tab/><text:tab/>Enclosed you will find my communication/ to Mr. Bernstein. <text:s/>Should your mind suggest another, let me know/ your views unhesitatingly. <text:s/>I confess that experience has set me/ against second hand pupils. <text:s/>You will remember the case of Fried-/laender, on whom we spent time and money to no purpose, and that/ of Schlepinger, which was altogether very disappointing. <text:s/>I very/ much regret that the youth mentioned in Dr. Freidenwald's re-/cent letters to me, did not apply. <text:s/>Possibly, the Orphan Asylum,/ of which he is an inmate saw fit to send the youth to Cincinnati./ <text:s/>The requirements in its college are fewer than in our Seminary./ <text:s/>The Rabbis it ordains need not be Talmudists nor even <text:soft-page-break/>Hebraists./ <text:s/>The ability to speak readily, with an odor of scholarship, is/ what gains for all of them lucrative positions. <text:s/>Orthodoxy or/ heterodoxy enters not into the question. <text:s/>Now, I do want our/ students to graduate as learned youths in the true sense of the/ word. <text:s/>I do want them to have settled principles, but I feel that/ unless their acquaintance with idiomatic English is thorough,/ unless they can command attention by an eloquence flowing from/ the heart and supported by erudition, they will never compete/ with W's pupils. <text:s/>It is a thousand pities that natives do not/ form the bulk of our students. <text:s/>The two whom I have under my/ strict supervision give hopes, but they are too young, and con-/servatism needs now a half a dozen at least to defend it intell-/igently and approvedly. <text:s/>In my reply to Mr. Cohen, I freely ex-/pressed my ideas. <text:s/>I could not approve of placing in our new home,/ a person whose lack of knowledge of the vernacular, and whose/ tout ensemble might fail to command the reverence due to one vir-/tually the principal guide of our scholars. <text:s/>Would to God that we/ could fill the Seminary with those "to the manner born", but N.Y.,/ from where they ought to come, did not supply that dedideratum./ <text:s/>As to the present season, I understood that an occasional session/ was to have been had. <text:s/>Though the heat is simply terrific, I have/ managed to instruct my pupils, even without my enjoying the best of/ health. <text:s/>I trust you are well, and I wish that you send bill to/ my cong. and to others if necessary, as well as copies of the/ report./</text:p>
      <text:p text:style-name="P2"><text:tab/>With kind regards,/</text:p>
      <text:p text:style-name="P2"><text:tab/>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3:49:37.24</meta:creation-date>
    <meta:document-statistic meta:table-count="0" meta:image-count="0" meta:object-count="0" meta:page-count="3" meta:paragraph-count="70" meta:word-count="575" meta:character-count="3650"/>
    <dc:date>2011-12-05T14:06:53.74</dc:date>
    <dc:creator>Penn Libraries</dc:creator>
    <meta:editing-duration>PT00H02M06S</meta:editing-duration>
    <meta:editing-cycles>1</meta:editing-cycles>
    <meta:generator>OpenOffice.org/3.2$Win32 OpenOffice.org_project/320m12$Build-9483</meta:generator>
  </office:meta>
</office:document-meta>
</file>